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5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>
      <style:paragraph-properties fo:margin-left="0.3in" fo:margin-right="0in" fo:text-indent="0in" style:auto-text-indent="false"/>
    </style:style>
    <style:style style:name="P28" style:family="paragraph" style:parent-style-name="Heading_20_1">
      <style:paragraph-properties fo:margin-left="0in" fo:margin-right="0in" fo:text-indent="0in" style:auto-text-indent="false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3" style:family="text">
      <style:text-properties fo:color="#336633" fo:font-size="14pt" style:font-size-asian="14pt" style:font-size-complex="14pt"/>
    </style:style>
    <style:style style:name="T14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5" style:family="text">
      <style:text-properties style:font-name="Verdana" fo:font-size="10pt" style:font-name-asian="Verdana1" style:font-size-asian="10pt" style:font-name-complex="Verdana1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fo:color="#336633" fo:font-size="16pt" style:font-size-asian="16pt" style:font-size-complex="16pt"/>
    </style:style>
    <style:style style:name="T2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3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24" style:family="text">
      <style:text-properties fo:font-weight="bold" style:font-weight-asian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Desarrollo Web en Entorno Cliente</text:span><text:span text:style-name="T2"><text:line-break/></text:span><text:span text:style-name="T3">Entregable 1ª Evaluación - Parte 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5"/>
      <text:p text:style-name="P5"/>
      <text:p text:style-name="P5"/>
      <text:p text:style-name="P6"><text:span text:style-name="T13">Licencia</text:span></text:p>
      <text:p text:style-name="P8"/>
      <text:p text:style-name="P7"><text:span text:style-name="T14">Reconocimiento – NoComercial - CompartirIgual (BY-NC-SA)</text:span><text:span text:style-name="T15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7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gq0p3n7ir9ss" text:style-name="Index_20_Link" text:visited-style-name="Index_20_Link"><text:span text:style-name="T12">Actividades</text:span></text:a><text:span text:style-name="T12"><text:tab/>3</text:span></text:p>
          <text:p text:style-name="P20"><text:span text:style-name="T12">2. </text:span><text:a xlink:type="simple" xlink:href="#_g1qlmy5ta6mu" text:style-name="Index_20_Link" text:visited-style-name="Index_20_Link"><text:span text:style-name="T12">Autores (en orden alfabético)</text:span></text:a><text:span text:style-name="T12"><text:tab/>4</text:span></text:p>
        </text:index-body>
      </text:table-of-content>
      <text:p text:style-name="P18"><text:span text:style-name="T20">Entregable 1ª Evaluación - Parte 2</text:span></text:p>
      <text:p text:style-name="P23"><text:span text:style-name="T17">❕</text:span><text:span text:style-name="T23"> </text:span><text:span text:style-name="T24">Atención: </text:span>intentad que el programa sea lo más claro y estructurado posible, así como incluir comentarios en sitios clave para facilitar la comprensión del mismo.</text:p>
      <text:p text:style-name="P28"><text:bookmark text:name="_rnwtcd231m24"/></text:p>
      <text:p text:style-name="P23"><text:span text:style-name="T17">❕</text:span><text:span text:style-name="T23"> </text:span><text:span text:style-name="T24">Atención: </text:span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p>
      <text:p text:style-name="P23"><text:span text:style-name="T26">La copia se castiga con el suspenso del módulo completo.</text:span></text:p>
      <text:list xml:id="list2654881595" text:style-name="WWNum2">
        <text:list-item>
          <text:p text:style-name="P26"><text:bookmark text:name="_gq0p3n7ir9ss"/>Actividades</text:p>
        </text:list-item>
      </text:list>
      <text:p text:style-name="P21"><text:span text:style-name="T24">Plazo de entrega</text:span>: hasta el 30 de noviembre de 2020 <text:s/>a las 12:00.</text:p>
      <text:p text:style-name="P21">Peso de la nota: 20% de la nota total (Total nota entregables 35% de la nota).</text:p>
      <text:p text:style-name="P24"><text:span text:style-name="T24">Instrucciones del entregable</text:span></text:p>
      <text:p text:style-name="Standard">Nuestra práctica debe contener los siguientes elementos:</text:p>
      <text:p text:style-name="Standard"/>
      <text:p text:style-name="Standard"><text:span text:style-name="T24">1)</text:span> Un campo de un formulario donde introducir nuestro nombre y un botón “Introducir nombre”. Al pulsar este botón, si el campo de texto tiene menos de 4 letras mostrará el mensaje “El nombre debe tener 4 o más letras” mediante un alert. Si supera las 4 letras pero tiene algún número, aparecerá un alert diciendo “Números no permitidos”.</text:p>
      <text:p text:style-name="Standard">Si las dos anteriores comprobaciones son correctas, se realizará una comprobación enviando por AJAX y usando el método POST dicho nombre a la URL </text:p>
      <text:p text:style-name="Standard"><text:a xlink:type="simple" xlink:href="https://apuntesfpinformatica.es/DWEC/entregable1-2.php" text:style-name="ListLabel_20_10" text:visited-style-name="ListLabel_20_10"><text:span text:style-name="T27">https://apuntesfpinformatica.es/DWEC/entregable1-2.php</text:span></text:a> y si responde OK se cambiará dicho nombre en el elemento HTML (como se indica más adelante), pero si responde ERROR se mostrará un alert pidiendo que el número letras sea impar.</text:p>
      <text:p text:style-name="Standard"/>
      <text:p text:style-name="Standard">Si finalmente todo es correcto, se modificará algún elemento HTML (por ejemplo, un p dentro de un div) para que muestre el mensaje (“A luchar héroe :” + nombre) y activará un botón llamado “Jugar”. </text:p>
      <text:p text:style-name="Standard">Si el botón “Introducir nombre”, <text:s/>se pulsa más de una vez, se repetirá el proceso. </text:p>
      <text:p text:style-name="Standard"/>
      <text:p text:style-name="Standard"><text:span text:style-name="T24">2)</text:span> Habrá un botón “Jugar”, inicialmente deshabilitado y que se habilitará cuando se introduzca un nombre con éxito (ver apartado anterior).</text:p>
      <text:p text:style-name="Standard">Este botón generará una tabla de 10x10. Cada celda contendrá una imagen de un suelo, excepto la más arriba a la izquierda que contendrá “a nuestro héroe” y la mas abajo a la derecha que contendrá un cofre.</text:p>
      <text:p text:style-name="Standard"/>
      <text:p text:style-name="Standard">Para las imágenes podéis usar imágenes que os gusten o “tileset” de algún video juego. Un ejemplo este <text:a xlink:type="simple" xlink:href="https://www.spriters-resource.com/snes/legendofzeldaalinktothepast/sheet/28736/" text:style-name="ListLabel_20_10" text:visited-style-name="ListLabel_20_10"><text:span text:style-name="T27">https://www.spriters-resource.com/snes/legendofzeldaalinktothepast/sheet/28736/</text:span></text:a> </text:p>
      <text:p text:style-name="Standard">Al pulsarse el botón “Jugar”, desaparecerá el botón “Introducir nombre” y aparecerá un botón “Tirar dado” y una imagen para el dado.</text:p>
      <text:p text:style-name="Standard"/>
      <text:p text:style-name="Standard"><text:span text:style-name="T24">3)</text:span> El botón “Tirar dado” y su imagen asociada (Que inicialmente mostrará uno en el dado). Al pulsar “Tirar dado”, se obtendrá un número aleatorio entre el 1 y el 6, cambiandose la imagen del dado por la del número obtenido.</text:p>
      <text:p text:style-name="Standard">Cada vez que tiremos el dado se actualizará un contador de tiradas realizadas.</text:p>
      <text:p text:style-name="Standard"><text:soft-page-break/>Además en la tabla de las imágenes, se pondrá de color rojo las casillas a las que el héroe podría mover (Suponemos el héroe solo puede moverse en horizontal y vertical).</text:p>
      <text:p text:style-name="Standard">Para cambiar a rojo, se puede cambiar el borde a ese color o cambiar la imagen por alguna imagen roja, como queráis.</text:p>
      <text:p text:style-name="Standard">Si hacemos click en una de ellas, el héroe se moverá a ella, dejando una casilla de suelo donde estaba anteriormente el héroe y quitando cualquier casilla en rojo.</text:p>
      <text:p text:style-name="Standard">Si la casilla a la que llega el héroe es el cofre, se mostrará con un alert el mensaje “Héroe, has llegado al cofre en ”+numeroTiradas+” tiradas”.</text:p>
      <text:p text:style-name="Standard"/>
      <text:p text:style-name="Standard"><text:span text:style-name="T24">4)</text:span> Al ganar, habrá que comprobar si en el LocalStorage hay guardado un valor “recordTiradas”.</text:p>
      <text:p text:style-name="Standard">Si no lo hay, se mostrará un mensaje “Héroe, has establecido un récord de tiradas con ”+numeroTiradas+” tiradas”. Y se actualizará el valor “recordTiradas”.</text:p>
      <text:p text:style-name="Standard">Si si lo había, deberéis mostrar un mensaje si no ha superado el récord de tiradas mínimas (“Récord no superado, el actual récord es “+recordTiradas) o si lo ha superado, mostrar otro mensaje similar al primero y actualizar el valor de “recordTiradas”.</text:p>
      <text:p text:style-name="P24"><text:span text:style-name="T24">5)</text:span> Se permite realizar la tarea usando el llamado “desarrollo” usando Javascript clásico. No obstante, todo el que demuestre en su entrega que ha seguido lo establecido en la “UD10. Javascript: del desarrollo clásico al desarrollo moderno” , <text:span text:style-name="T26">se le sumarán 0.75 puntos extra</text:span> (sobre 10) a la nota del entregable.</text:p>
      <text:p text:style-name="P24"><text:span text:style-name="T24">Nota</text:span>: en futuras evaluables se requerirá trabajar de este modo.</text:p>
      <text:p text:style-name="P24"><text:span text:style-name="T24">6)</text:span> Al finalizar el entregable se debe enviar mediante una “tarea” en nuestro Moodle, un enlace al repositorio GitHub privado con los ejercicios realizados y permiso para la cuenta de GitHub <text:s/>sergarb1.</text:p>
      <text:list xml:id="list24117411328221" text:continue-numbering="true" text:style-name="WWNum2">
        <text:list-item>
          <text:p text:style-name="P26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616186785" text:style-name="WWNum1">
        <text:list-item>
          <text:p text:style-name="P25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66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</text:span><text:span text:style-name="MT2">Entregable 1ª Evaluación - Parte 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Entregable 2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8" meta:word-count="881" meta:character-count="5345" meta:non-whitespace-character-count="4503"/>
    <meta:generator>LibreOfficeDev/6.0.5.2$Linux_X86_64 LibreOffice_project/</meta:generator>
  </office:meta>
</office:document-meta>
</file>